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3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4">Corte na linha abaixo</text:span></text:p></draw:text-box></draw:frame><draw:custom-shape draw:style-name="gr3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3">FICHA DE COMPENSAÇÃO</text:span></text:p></draw:text-box></draw:frame><draw:frame draw:style-name="gr9" draw:text-style-name="P11" svg:width="2.357cm" svg:height="0.332cm" svg:x="12.486cm" svg:y="18.567cm"><draw:text-box><text:p><text:span text:style-name="T4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-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creator>Gilmar  P.S.L.</dc:creator>
    <dc:date>2010-08-02T01:58:15.43</dc:date>
    <meta:editing-cycles>110</meta:editing-cycles>
    <meta:editing-duration>PT08H35M34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